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670000007BF2DD5E34E43E3421.png" manifest:media-type="image/png"/>
  <manifest:file-entry manifest:full-path="Pictures/100000010000006F0000007C3EFE84880DAAF5AD.png" manifest:media-type="image/png"/>
  <manifest:file-entry manifest:full-path="Pictures/100008E600000AAC00000CB384551187902A05C1.svg" manifest:media-type="image/svg+xml"/>
  <manifest:file-entry manifest:full-path="Pictures/100002B20000069D0000069DDACDC981F138A3D5.svg" manifest:media-type="image/svg+xml"/>
  <manifest:file-entry manifest:full-path="Pictures/10000001000000400000004000D51522B6F537BF.png" manifest:media-type="image/png"/>
  <manifest:file-entry manifest:full-path="Pictures/100007170000677500006775F69F4F529B555A8A.svg" manifest:media-type="image/svg+xml"/>
  <manifest:file-entry manifest:full-path="Pictures/100011BB00000CCE00000ABCA37001A6317B3E16.svg" manifest:media-type="image/svg+xml"/>
  <manifest:file-entry manifest:full-path="Pictures/1000000100000040000000409A98A5C27A9E88C3.png" manifest:media-type="image/png"/>
  <manifest:file-entry manifest:full-path="Pictures/1000000100000040000000404891679024D4A6B6.png" manifest:media-type="image/png"/>
  <manifest:file-entry manifest:full-path="Pictures/10000001000002C3000002C3FE2C03E7CBD7ECED.png" manifest:media-type="image/png"/>
  <manifest:file-entry manifest:full-path="Pictures/100000010000007C000000682351FCCD51CB3C73.png" manifest:media-type="image/png"/>
  <manifest:file-entry manifest:full-path="Pictures/100004E70000069D0000069D6CD8BCB97C10F35B.svg" manifest:media-type="image/svg+xml"/>
  <manifest:file-entry manifest:full-path="Pictures/1000051F0001587A0000F591C5BBE29E5B016BF0.svg" manifest:media-type="image/svg+xml"/>
  <manifest:file-entry manifest:full-path="Pictures/1000152E0000069D0000069D9D0E5FD62FFC4DAC.svg" manifest:media-type="image/svg+xml"/>
  <manifest:file-entry manifest:full-path="Pictures/1000000100000345000002552146038772F2B285.png" manifest:media-type="image/png"/>
  <manifest:file-entry manifest:full-path="Pictures/1000070E00000B7000000CCEF1DA32D4341EDCA6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555555" draw:marker-start-width="0.35cm" draw:marker-end-width="0.35cm" draw:fill="none" draw:textarea-horizontal-align="justify" draw:textarea-vertical-align="middle" draw:auto-grow-height="false" fo:min-height="0.75cm" fo:min-width="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555555" draw:marker-start-width="0.35cm" draw:marker-end-width="0.35cm" draw:fill="none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2cm" svg:x="5cm" svg:y="3cm">
          <draw:image xlink:href="Pictures/100002B20000069D0000069DDACDC981F138A3D5.svg" xlink:type="simple" xlink:show="embed" xlink:actuate="onLoad" draw:mime-type="image/svg+xml">
            <text:p/>
          </draw:image>
          <draw:image xlink:href="Pictures/10000001000000400000004000D51522B6F537BF.png" xlink:type="simple" xlink:show="embed" xlink:actuate="onLoad" draw:mime-type="image/png"/>
        </draw:frame>
        <draw:frame draw:style-name="gr1" draw:text-style-name="P1" draw:layer="layout" svg:width="2.5cm" svg:height="1.997cm" svg:x="4.75cm" svg:y="6cm">
          <draw:image xlink:href="Pictures/100011BB00000CCE00000ABCA37001A6317B3E16.svg" xlink:type="simple" xlink:show="embed" xlink:actuate="onLoad" draw:mime-type="image/svg+xml">
            <text:p/>
          </draw:image>
          <draw:image xlink:href="Pictures/100000010000007C000000682351FCCD51CB3C73.png" xlink:type="simple" xlink:show="embed" xlink:actuate="onLoad" draw:mime-type="image/png"/>
        </draw:frame>
        <draw:frame draw:style-name="gr1" draw:text-style-name="P1" draw:layer="layout" svg:width="2.5cm" svg:height="2cm" svg:x="4.75cm" svg:y="12cm">
          <draw:image xlink:href="Pictures/1000051F0001587A0000F591C5BBE29E5B016BF0.svg" xlink:type="simple" xlink:show="embed" xlink:actuate="onLoad" draw:mime-type="image/svg+xml">
            <text:p/>
          </draw:image>
          <draw:image xlink:href="Pictures/1000000100000345000002552146038772F2B285.png" xlink:type="simple" xlink:show="embed" xlink:actuate="onLoad" draw:mime-type="image/png"/>
        </draw:frame>
        <draw:frame draw:style-name="gr1" draw:text-style-name="P1" draw:layer="layout" svg:width="1.942cm" svg:height="2cm" svg:x="5cm" svg:y="15cm">
          <draw:image xlink:href="Pictures/1000152E0000069D0000069D9D0E5FD62FFC4DAC.svg" xlink:type="simple" xlink:show="embed" xlink:actuate="onLoad" draw:mime-type="image/svg+xml">
            <text:p/>
          </draw:image>
          <draw:image xlink:href="Pictures/1000000100000040000000409A98A5C27A9E88C3.png" xlink:type="simple" xlink:show="embed" xlink:actuate="onLoad" draw:mime-type="image/png"/>
          <svg:title>cloud-services</svg:title>
        </draw:frame>
        <draw:frame draw:style-name="gr1" draw:text-style-name="P1" draw:layer="layout" svg:width="2cm" svg:height="2cm" svg:x="5cm" svg:y="9cm">
          <draw:image xlink:href="Pictures/100004E70000069D0000069D6CD8BCB97C10F35B.svg" xlink:type="simple" xlink:show="embed" xlink:actuate="onLoad" draw:mime-type="image/svg+xml">
            <text:p/>
          </draw:image>
          <draw:image xlink:href="Pictures/1000000100000040000000404891679024D4A6B6.png" xlink:type="simple" xlink:show="embed" xlink:actuate="onLoad" draw:mime-type="image/png"/>
        </draw:frame>
        <draw:frame draw:style-name="gr1" draw:text-style-name="P1" draw:layer="layout" svg:width="4cm" svg:height="4cm" svg:x="13cm" svg:y="7.989cm">
          <draw:image xlink:href="Pictures/100007170000677500006775F69F4F529B555A8A.svg" xlink:type="simple" xlink:show="embed" xlink:actuate="onLoad" draw:mime-type="image/svg+xml">
            <text:p/>
          </draw:image>
          <draw:image xlink:href="Pictures/10000001000002C3000002C3FE2C03E7CBD7ECED.png" xlink:type="simple" xlink:show="embed" xlink:actuate="onLoad" draw:mime-type="image/png"/>
        </draw:frame>
        <draw:custom-shape draw:style-name="gr2" draw:text-style-name="P1" draw:layer="layout" svg:width="4cm" svg:height="2cm" svg:x="8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.999cm" svg:height="2cm" draw:transform="rotate (-0.783303768295055) translate (18.166cm 4.00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cm" svg:height="2cm" draw:transform="rotate (-0.783303768295056) translate (18.166cm 11.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75cm" svg:height="3cm" svg:x="21cm" svg:y="2cm">
          <draw:image xlink:href="Pictures/1000070E00000B7000000CCEF1DA32D4341EDCA6.svg" xlink:type="simple" xlink:show="embed" xlink:actuate="onLoad" draw:mime-type="image/svg+xml">
            <text:p/>
          </draw:image>
          <draw:image xlink:href="Pictures/100000010000006F0000007C3EFE84880DAAF5AD.png" xlink:type="simple" xlink:show="embed" xlink:actuate="onLoad" draw:mime-type="image/png"/>
        </draw:frame>
        <draw:frame draw:style-name="gr1" draw:text-style-name="P1" draw:layer="layout" svg:width="2.731cm" svg:height="3cm" svg:x="21.019cm" svg:y="15cm">
          <draw:image xlink:href="Pictures/100008E600000AAC00000CB384551187902A05C1.svg" xlink:type="simple" xlink:show="embed" xlink:actuate="onLoad" draw:mime-type="image/svg+xml">
            <text:p/>
          </draw:image>
          <draw:image xlink:href="Pictures/10000001000000670000007BF2DD5E34E43E3421.png" xlink:type="simple" xlink:show="embed" xlink:actuate="onLoad" draw:mime-type="image/png"/>
        </draw:frame>
        <draw:frame draw:style-name="gr4" draw:text-style-name="P3" draw:layer="layout" svg:width="3cm" svg:height="1cm" svg:x="1cm" svg:y="3.5cm">
          <draw:text-box>
            <text:p text:style-name="P2">News</text:p>
          </draw:text-box>
        </draw:frame>
        <draw:frame draw:style-name="gr4" draw:text-style-name="P3" draw:layer="layout" svg:width="3cm" svg:height="1cm" svg:x="1cm" svg:y="6.5cm">
          <draw:text-box>
            <text:p text:style-name="P2">Chats</text:p>
          </draw:text-box>
        </draw:frame>
        <draw:frame draw:style-name="gr4" draw:text-style-name="P4" draw:layer="layout" svg:width="3cm" svg:height="1cm" svg:x="1cm" svg:y="9.5cm">
          <draw:text-box>
            <text:p text:style-name="P2">Social</text:p>
          </draw:text-box>
        </draw:frame>
        <draw:frame draw:style-name="gr4" draw:text-style-name="P4" draw:layer="layout" svg:width="3cm" svg:height="1cm" svg:x="1cm" svg:y="12.5cm">
          <draw:text-box>
            <text:p text:style-name="P2">Media</text:p>
          </draw:text-box>
        </draw:frame>
        <draw:frame draw:style-name="gr4" draw:text-style-name="P4" draw:layer="layout" svg:width="3cm" svg:height="1cm" svg:x="1cm" svg:y="15.5cm">
          <draw:text-box>
            <text:p text:style-name="P2">Other</text:p>
          </draw:text-box>
        </draw:frame>
        <draw:frame draw:style-name="gr5" draw:text-style-name="P6" draw:layer="layout" svg:width="4cm" svg:height="2cm" svg:x="24cm" svg:y="3cm">
          <draw:text-box>
            <text:p text:style-name="P5">User 1</text:p>
            <text:p text:style-name="P5">Subscription </text:p>
          </draw:text-box>
        </draw:frame>
        <draw:frame draw:style-name="gr5" draw:text-style-name="P6" draw:layer="layout" svg:width="4.25cm" svg:height="2cm" svg:x="24cm" svg:y="16cm">
          <draw:text-box>
            <text:p text:style-name="P5">User 2</text:p>
            <text:p text:style-name="P5">Subscription</text:p>
          </draw:text-box>
        </draw:frame>
        <draw:frame draw:style-name="gr4" draw:text-style-name="P6" draw:layer="layout" svg:width="3cm" svg:height="1cm" svg:x="13.5cm" svg:y="7cm">
          <draw:text-box>
            <text:p text:style-name="P5">Awakari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3-07-05T08:56:52.359281532</dc:date>
    <meta:editing-duration>PT1H30M18S</meta:editing-duration>
    <meta:editing-cycles>2</meta:editing-cycles>
    <meta:generator>LibreOffice/7.5.2.2$Linux_X86_64 LibreOffice_project/50$Build-2</meta:generator>
    <meta:document-statistic meta:object-count="19"/>
  </office:meta>
</office:document-meta>
</file>